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</office:automatic-styles>
  <office:body>
    <office:spreadsheet>
      <table:table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Gender=male">
            <text:p>Gender=male</text:p>
          </table:table-cell>
          <table:table-cell office:value-type="string" office:string-value="Age">
            <text:p>Age</text:p>
          </table:table-cell>
          <table:table-cell office:value-type="string" office:string-value="Address=urban">
            <text:p>Address=urban</text:p>
          </table:table-cell>
          <table:table-cell office:value-type="string" office:string-value="FamiSize=&gt;3">
            <text:p>FamiSize=&gt;3</text:p>
          </table:table-cell>
          <table:table-cell office:value-type="string" office:string-value="ParentsStat=together">
            <text:p>ParentsStat=together</text:p>
          </table:table-cell>
          <table:table-cell office:value-type="string" office:string-value="MonEdu">
            <text:p>MonEdu</text:p>
          </table:table-cell>
          <table:table-cell office:value-type="string" office:string-value="FatEdu">
            <text:p>FatEdu</text:p>
          </table:table-cell>
          <table:table-cell office:value-type="string" office:string-value="MonJob=at_home">
            <text:p>MonJob=at_home</text:p>
          </table:table-cell>
          <table:table-cell office:value-type="string" office:string-value="MonJob=health">
            <text:p>MonJob=health</text:p>
          </table:table-cell>
          <table:table-cell office:value-type="string" office:string-value="MonJob=other">
            <text:p>MonJob=other</text:p>
          </table:table-cell>
          <table:table-cell office:value-type="string" office:string-value="MonJob=services">
            <text:p>MonJob=services</text:p>
          </table:table-cell>
          <table:table-cell office:value-type="string" office:string-value="MonJob=teacher">
            <text:p>MonJob=teacher</text:p>
          </table:table-cell>
          <table:table-cell office:value-type="string" office:string-value="FatJob=at_home">
            <text:p>FatJob=at_home</text:p>
          </table:table-cell>
          <table:table-cell office:value-type="string" office:string-value="FatJob=health">
            <text:p>FatJob=health</text:p>
          </table:table-cell>
          <table:table-cell office:value-type="string" office:string-value="FatJob=other">
            <text:p>FatJob=other</text:p>
          </table:table-cell>
          <table:table-cell office:value-type="string" office:string-value="FatJob=services">
            <text:p>FatJob=services</text:p>
          </table:table-cell>
          <table:table-cell office:value-type="string" office:string-value="FatJob=teacher">
            <text:p>FatJob=teacher</text:p>
          </table:table-cell>
          <table:table-cell office:value-type="string" office:string-value="ChoSchReason=course">
            <text:p>ChoSchReason=course</text:p>
          </table:table-cell>
          <table:table-cell office:value-type="string" office:string-value="ChoSchReason=home">
            <text:p>ChoSchReason=home</text:p>
          </table:table-cell>
          <table:table-cell office:value-type="string" office:string-value="ChoSchReason=other">
            <text:p>ChoSchReason=other</text:p>
          </table:table-cell>
          <table:table-cell office:value-type="string" office:string-value="ChoSchReason=reputation">
            <text:p>ChoSchReason=reputation</text:p>
          </table:table-cell>
          <table:table-cell office:value-type="string" office:string-value="Guardian=father">
            <text:p>Guardian=father</text:p>
          </table:table-cell>
          <table:table-cell office:value-type="string" office:string-value="Guardian=mother">
            <text:p>Guardian=mother</text:p>
          </table:table-cell>
          <table:table-cell office:value-type="string" office:string-value="Guardian=other">
            <text:p>Guardian=other</text:p>
          </table:table-cell>
          <table:table-cell office:value-type="string" office:string-value="TravelTime">
            <text:p>TravelTime</text:p>
          </table:table-cell>
          <table:table-cell office:value-type="string" office:string-value="StudyTime">
            <text:p>StudyTime</text:p>
          </table:table-cell>
          <table:table-cell office:value-type="string" office:string-value="ClassFailures">
            <text:p>ClassFailures</text:p>
          </table:table-cell>
          <table:table-cell office:value-type="string" office:string-value="schoolsup=yes">
            <text:p>schoolsup=yes</text:p>
          </table:table-cell>
          <table:table-cell office:value-type="string" office:string-value="FamiSup=yes">
            <text:p>FamiSup=yes</text:p>
          </table:table-cell>
          <table:table-cell office:value-type="string" office:string-value="PaidExtraCourse=yes">
            <text:p>PaidExtraCourse=yes</text:p>
          </table:table-cell>
          <table:table-cell office:value-type="string" office:string-value="ExtraActivities=yes">
            <text:p>ExtraActivities=yes</text:p>
          </table:table-cell>
          <table:table-cell office:value-type="string" office:string-value="Nursery=yes">
            <text:p>Nursery=yes</text:p>
          </table:table-cell>
          <table:table-cell office:value-type="string" office:string-value="WantHigherEdu=yes">
            <text:p>WantHigherEdu=yes</text:p>
          </table:table-cell>
          <table:table-cell office:value-type="string" office:string-value="Internet=yes">
            <text:p>Internet=yes</text:p>
          </table:table-cell>
          <table:table-cell office:value-type="string" office:string-value="RomanRelation=yes">
            <text:p>RomanRelation=yes</text:p>
          </table:table-cell>
          <table:table-cell office:value-type="string" office:string-value="FamiRelation">
            <text:p>FamiRelation</text:p>
          </table:table-cell>
          <table:table-cell office:value-type="string" office:string-value="Freetime">
            <text:p>Freetime</text:p>
          </table:table-cell>
          <table:table-cell office:value-type="string" office:string-value="GoOut">
            <text:p>GoOut</text:p>
          </table:table-cell>
          <table:table-cell office:value-type="string" office:string-value="AlcWorkday">
            <text:p>AlcWorkday</text:p>
          </table:table-cell>
          <table:table-cell office:value-type="string" office:string-value="AlcWeeken">
            <text:p>AlcWeeken</text:p>
          </table:table-cell>
          <table:table-cell office:value-type="string" office:string-value="HealthStatus">
            <text:p>HealthStatus</text:p>
          </table:table-cell>
          <table:table-cell office:value-type="string" office:string-value="Absences">
            <text:p>Absences</text:p>
          </table:table-cell>
          <table:table-cell office:value-type="string" office:string-value="School=MS">
            <text:p>School=MS</text:p>
          </table:table-cell>
          <table:table-cell office:value-type="string" office:string-value="cluster">
            <text:p>cluster</text:p>
          </table:table-cell>
          <table:table-cell office:value-type="string" office:string-value="LOF">
            <text:p>LOF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0.9871283717121092">
            <text:p>0.9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21057140833679">
            <text:p>0.99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65390098031535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8.0">
            <text:p>8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96872844017949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861185140812306">
            <text:p>0.99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7.0">
            <text:p>7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843786912387067">
            <text:p>0.98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018380512793765">
            <text:p>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855595173227233">
            <text:p>0.99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46040957761885">
            <text:p>0.9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00078738197018">
            <text:p>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27113754346132">
            <text:p>0.99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11750360103408">
            <text:p>0.9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0.0">
            <text:p>1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5419289539623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0.9940119548010852">
            <text:p>0.99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98449899806828">
            <text:p>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173288791459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863288781370753">
            <text:p>0.99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96400635923258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144748152802383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9.0">
            <text:p>19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0.9893868121620145">
            <text:p>0.9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0.9921461834600006">
            <text:p>0.9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9.0">
            <text:p>19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331293019808054">
            <text:p>1.03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85990167019838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380866492148813">
            <text:p>1.0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91246394954907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8.0">
            <text:p>8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55265067593434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19757205724237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868642287804785">
            <text:p>0.9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10.0">
            <text:p>1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5153448994608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0.9914142777650398">
            <text:p>0.99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56471127852703">
            <text:p>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10.0">
            <text:p>1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3144487281324">
            <text:p>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2344043680746">
            <text:p>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20170876197895">
            <text:p>0.9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0.9931737075518651">
            <text:p>0.9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54160555016136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76895927784363">
            <text:p>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3440632606196">
            <text:p>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0255610023891">
            <text:p>0.9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0.9956814169428685">
            <text:p>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130382457080074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10.0">
            <text:p>1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4982232268547">
            <text:p>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34095181921763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8.0">
            <text:p>8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899279495522237">
            <text:p>0.99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029815406612863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76108857443509">
            <text:p>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882519526346357">
            <text:p>0.9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4951945553331">
            <text:p>0.99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33191796195258">
            <text:p>0.9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847772130012501">
            <text:p>0.98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0.9902031707502558">
            <text:p>0.9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21779849692316">
            <text:p>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0.0">
            <text:p>1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76736269512244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0.9881682004934127">
            <text:p>0.99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18102682760068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6261378392761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000103779958">
            <text:p>0.99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79007496924472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27849946957954">
            <text:p>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165216415240996">
            <text:p>1.0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0.9927839991440505">
            <text:p>0.9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19771879431372">
            <text:p>0.99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849189420084777">
            <text:p>0.98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0.9898685101042656">
            <text:p>0.9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289634975825308">
            <text:p>1.03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0.9961477168108814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0.9983282366359436">
            <text:p>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839409126982321">
            <text:p>0.98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097152937843248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62359224761244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888960386236022">
            <text:p>0.9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01668464913962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034038189025962">
            <text:p>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02933877176527">
            <text:p>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9.0">
            <text:p>19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9.0">
            <text:p>9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12376476176716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0924950464059">
            <text:p>0.99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8.0">
            <text:p>8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17125683580428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01294512023551">
            <text:p>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137694751086688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005565445616014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55633293710395">
            <text:p>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120375701881692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68644749789812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888572230562074">
            <text:p>0.9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010756649578358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101639391435155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042226458523027">
            <text:p>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174610650604374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0.0">
            <text:p>1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16587140740443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1973782748667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871405216604132">
            <text:p>0.99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017210601473718">
            <text:p>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0.9952309654595849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163804168354325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141622309478047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027576628627701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97244359159072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151589461793329">
            <text:p>1.0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28753451319498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130090464928974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4387918822432">
            <text:p>0.99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0.9967323682280548">
            <text:p>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04796474617914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0.9942629141877004">
            <text:p>0.9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11410498340816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0.9952254553456034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22232445951957">
            <text:p>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175168884731898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115720667855006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14720235472974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21.0">
            <text:p>21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46066191254501">
            <text:p>0.9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49798849676497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8.0">
            <text:p>8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0089882258596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0670593782666">
            <text:p>0.99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08045642850383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041937950135595">
            <text:p>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129085097918962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69608880396765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7.0">
            <text:p>7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128585530832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0.9978277912289188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34805996713796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003161198745028">
            <text:p>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38241294033297">
            <text:p>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91911142756615">
            <text:p>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126068317792523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117811360986224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77366303784014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184932060490772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397920236432419">
            <text:p>1.0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153331749061683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61422359693641">
            <text:p>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197432171954186">
            <text:p>1.0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8.0">
            <text:p>8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85208487701467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60873889550889">
            <text:p>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091459003938459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7588597088947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0.0">
            <text:p>1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86109763465645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29875519302667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272797268031229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19383613934659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346117052574404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8.0">
            <text:p>8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132473209258692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0.9914731645858835">
            <text:p>0.9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26049566089045">
            <text:p>0.99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75074072812096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12.0">
            <text:p>1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21951475234974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44403113794595">
            <text:p>0.9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03025638443528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89326939811727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162908523628578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258159875559123">
            <text:p>1.03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189642326749992">
            <text:p>1.0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073912366176736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053442777425812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12039560199254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8.0">
            <text:p>8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100990184927012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22698834496541">
            <text:p>1.0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0.9983830240265656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97421903393133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10719731297895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420331636655549">
            <text:p>1.0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021196185305241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080870087014049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292136137691557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39388648040415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371153039716485">
            <text:p>1.0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27345324179224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10.0">
            <text:p>1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142967313332776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90150702485121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128595804977893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05813052916515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238069439903337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74128904940693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04019946944245">
            <text:p>0.9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05734927401537">
            <text:p>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97783054855938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10369282627298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28360910062523">
            <text:p>0.99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357166554150516">
            <text:p>1.04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252504181169952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00590512274199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14.0">
            <text:p>14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0.9989852076544931">
            <text:p>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93038588148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2085430843222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8.0">
            <text:p>8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153785611458586">
            <text:p>1.0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43161221062837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31475478826614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31753210245273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201901870160752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32.0">
            <text:p>3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41341287157451">
            <text:p>0.99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554512796179687">
            <text:p>1.06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58468059363204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33053405464333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427234166388897">
            <text:p>1.04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35354976908987">
            <text:p>1.0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315552505277306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9.0">
            <text:p>19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459195612112688">
            <text:p>1.05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8.0">
            <text:p>8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11651130461487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36942452685684">
            <text:p>0.99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141146297849766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276497847279704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8.0">
            <text:p>8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213322600548256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14087972532185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382571396477296">
            <text:p>1.04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8.0">
            <text:p>8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197583224676643">
            <text:p>1.0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80228601432297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8.0">
            <text:p>8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537209058778991">
            <text:p>1.05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155634129772813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206972714511142">
            <text:p>1.0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159453101814875">
            <text:p>1.0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46996151875727">
            <text:p>1.05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247543418320213">
            <text:p>1.0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278532203892865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313342829542325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12.0">
            <text:p>1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981976997308345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332898109065882">
            <text:p>1.03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9.0">
            <text:p>1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115399313395277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2.0">
            <text:p>1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40198340790074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202396723651175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20.0">
            <text:p>2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9793870806975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70657981240618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6865619026278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355754023582033">
            <text:p>1.0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4099014164397">
            <text:p>1.04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77119733562465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32710464335042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210074703382992">
            <text:p>1.0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22.0">
            <text:p>2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36598434361753">
            <text:p>1.0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461245005806727">
            <text:p>1.05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275303598444248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0.9874755145844994">
            <text:p>0.99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118504751542692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8.0">
            <text:p>8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189570575469082">
            <text:p>1.0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14565146681587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381548394719469">
            <text:p>1.0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8.0">
            <text:p>8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289079649298556">
            <text:p>1.03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097347548697504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28753007793363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12.0">
            <text:p>1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493905150871317">
            <text:p>1.05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559741810099956">
            <text:p>1.06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307893907359154">
            <text:p>1.03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543541655150996">
            <text:p>1.05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04851263878107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20144824649223">
            <text:p>1.0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8.0">
            <text:p>8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305297356786738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253574553907157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0.0">
            <text:p>1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216137324126604">
            <text:p>1.0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215564474348724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20.0">
            <text:p>2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8.0">
            <text:p>8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254740365371942">
            <text:p>1.03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9.0">
            <text:p>19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622149107006578">
            <text:p>1.06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177911639460804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499768500098081">
            <text:p>1.05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317131780788176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37810989469263">
            <text:p>1.0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156334789156962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30.0">
            <text:p>3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420882610838231">
            <text:p>1.0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125972476075313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481943947818448">
            <text:p>1.05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9.0">
            <text:p>19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358035226792017">
            <text:p>1.04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237131792168004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294328613409076">
            <text:p>1.03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0.0">
            <text:p>1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534309608455035">
            <text:p>1.05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14.0">
            <text:p>14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767105355696565">
            <text:p>1.08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238024655009939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10.0">
            <text:p>1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266095447876262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32784292273061">
            <text:p>1.03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290358260254284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9.0">
            <text:p>19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859907569160017">
            <text:p>1.09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354645002659815">
            <text:p>1.0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4.0">
            <text:p>1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035505987086732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524927978559142">
            <text:p>1.05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202889502574797">
            <text:p>1.0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0.0">
            <text:p>1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1055040909359222">
            <text:p>1.1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35888778989866">
            <text:p>1.04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533658161704542">
            <text:p>1.05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288047469169723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0.0">
            <text:p>1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306221644385913">
            <text:p>1.03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423570476776975">
            <text:p>1.04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3464874182034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14.0">
            <text:p>14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47870020445799">
            <text:p>1.05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515397802337023">
            <text:p>1.05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764834482913057">
            <text:p>1.08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119180067040805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244285911258457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494219724004727">
            <text:p>1.05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565137268005815">
            <text:p>1.06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575074109870244">
            <text:p>1.06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66474043482681">
            <text:p>1.0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1.0">
            <text:p>11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108343465396703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82131521696923">
            <text:p>1.08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357742248259358">
            <text:p>1.04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273472202906873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549597480015955">
            <text:p>1.05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920595418932832">
            <text:p>1.0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8.0">
            <text:p>8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330761237801658">
            <text:p>1.03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12.0">
            <text:p>1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371154339033193">
            <text:p>1.0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408785125282682">
            <text:p>1.04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590185013642497">
            <text:p>1.06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705614684595024">
            <text:p>1.07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601009572192026">
            <text:p>1.06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9.0">
            <text:p>19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37118299899143">
            <text:p>1.0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9.0">
            <text:p>19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630962025021675">
            <text:p>1.06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14.0">
            <text:p>1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16119850057242">
            <text:p>1.0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128261156009795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9.0">
            <text:p>9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823800639025059">
            <text:p>1.08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1382322974818475">
            <text:p>1.14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566498217272746">
            <text:p>1.06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411938202945783">
            <text:p>1.0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96607694464585">
            <text:p>1.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610355914453935">
            <text:p>1.06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568549543773424">
            <text:p>1.06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381271790081694">
            <text:p>1.04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679049925506647">
            <text:p>1.07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975448184435757">
            <text:p>1.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8.0">
            <text:p>8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426319322515236">
            <text:p>1.0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501160248757688">
            <text:p>1.05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375779966761758">
            <text:p>1.04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337483773375502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848431481555922">
            <text:p>1.08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396408521357214">
            <text:p>1.04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8.0">
            <text:p>8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547069663132869">
            <text:p>1.05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493674415777499">
            <text:p>1.05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425675706393813">
            <text:p>1.04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375356878317739">
            <text:p>1.0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10.0">
            <text:p>1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575739633109444">
            <text:p>1.06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12.0">
            <text:p>1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629572295921996">
            <text:p>1.06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13.0">
            <text:p>13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858128681896957">
            <text:p>1.0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72530830333816">
            <text:p>1.07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382100241377397">
            <text:p>1.04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729856203214163">
            <text:p>1.0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1131268667649796">
            <text:p>1.1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958311750653205">
            <text:p>1.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80044434440933">
            <text:p>1.08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604038436143095">
            <text:p>1.06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606254169213825">
            <text:p>1.06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106356986277025">
            <text:p>1.1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1223808305694831">
            <text:p>1.1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85310903210987">
            <text:p>1.09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878824402138163">
            <text:p>1.0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1036014001267378">
            <text:p>1.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619217470897617">
            <text:p>1.06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448788737960069">
            <text:p>1.04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485984822606016">
            <text:p>1.05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839693595369648">
            <text:p>1.08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1106573537752993">
            <text:p>1.1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443791672016967">
            <text:p>1.04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9.0">
            <text:p>19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812942512033723">
            <text:p>1.08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1145903874337506">
            <text:p>1.1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95780323949016">
            <text:p>1.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9.0">
            <text:p>19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1654693284062996">
            <text:p>1.1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6.0">
            <text:p>6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767361027024285">
            <text:p>1.08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10.0">
            <text:p>1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901924714062572">
            <text:p>1.0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10.0">
            <text:p>1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1590157291629497">
            <text:p>1.16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9.0">
            <text:p>19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603254375468036">
            <text:p>1.06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14.0">
            <text:p>1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1158989868771296">
            <text:p>1.1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9.0">
            <text:p>19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1300318752593603">
            <text:p>1.13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1000116923258045">
            <text:p>1.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26.0">
            <text:p>26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146220392591045">
            <text:p>1.15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8.0">
            <text:p>8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970519962422813">
            <text:p>1.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759269518744912">
            <text:p>1.08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137123608668201">
            <text:p>1.1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14.0">
            <text:p>1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10393458094213">
            <text:p>1.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1081898583186514">
            <text:p>1.1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1005896161291462">
            <text:p>1.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9.0">
            <text:p>19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0875274627771734">
            <text:p>1.09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9.0">
            <text:p>9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796812777701148">
            <text:p>1.08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21.0">
            <text:p>2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21.0">
            <text:p>21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1208310408784738">
            <text:p>1.1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20.0">
            <text:p>2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8.0">
            <text:p>8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901392361590279">
            <text:p>1.09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152516953940742">
            <text:p>1.15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1561229365044599">
            <text:p>1.16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4.0">
            <text:p>24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1502442557086245">
            <text:p>1.15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20.0">
            <text:p>2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2150505909684635">
            <text:p>1.2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1587622743199895">
            <text:p>1.16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8.0">
            <text:p>8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1526269712793915">
            <text:p>1.15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21.0">
            <text:p>2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1241650075783836">
            <text:p>1.1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0.0">
            <text:p>1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123601573565138">
            <text:p>1.1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187225088647387">
            <text:p>1.1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138391533698162">
            <text:p>1.14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0838582783141104">
            <text:p>1.08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22.0">
            <text:p>2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12.0">
            <text:p>12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  <table:table-cell office:value-type="float" office:value="1.1697782986392897">
            <text:p>1.17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9.0">
            <text:p>19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12.0">
            <text:p>12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  <table:table-cell office:value-type="float" office:value="1.1464049430970138">
            <text:p>1.15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25648480305303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0.9959568333298201">
            <text:p>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209606976036165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030904631755457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296847424926487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039341645661806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14750553107408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141447781601194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093636543205664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045136983797924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182256257475126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9.0">
            <text:p>9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163162460954316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062885693321661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038649540299989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272783904863234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143879159270623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095338081276464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12571775423306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041308218606373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111383033090835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9.0">
            <text:p>19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066404450971913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128081129987174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100702512810882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473108867972332">
            <text:p>1.05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191061238087984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127623675967803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06949826511201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232874363685818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327190343088075">
            <text:p>1.03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9.0">
            <text:p>19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290928563334516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133372544263626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074041386876966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9.0">
            <text:p>9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267926137146457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8.0">
            <text:p>8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888196834336459">
            <text:p>1.0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123351620702936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152055917882494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191892122870827">
            <text:p>1.0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090881524302737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320283632459786">
            <text:p>1.03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205224314461925">
            <text:p>1.0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337800206623733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6.0">
            <text:p>6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238843707688376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066705763860222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278067248902185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710186940395872">
            <text:p>1.07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181579801425638">
            <text:p>1.0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149921346270032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9.0">
            <text:p>19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142618834384431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184314176953022">
            <text:p>1.0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6.0">
            <text:p>6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085170857123358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18022746429036">
            <text:p>1.0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19940382081908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41484748430902">
            <text:p>1.0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6.0">
            <text:p>6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165165702080416">
            <text:p>1.0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172038137221373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9.0">
            <text:p>19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6.0">
            <text:p>6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222876397592262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359113314415476">
            <text:p>1.0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11827146998688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19238834430594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201277473721047">
            <text:p>1.0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6.0">
            <text:p>6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332011785757438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300148063233816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30279754078898">
            <text:p>1.03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487457396764457">
            <text:p>1.05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331885273665042">
            <text:p>1.03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6.0">
            <text:p>6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597581893306998">
            <text:p>1.06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6.0">
            <text:p>6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16949741926552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9.0">
            <text:p>19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34125019022415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11427649130693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102355330105985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252981721402126">
            <text:p>1.03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474807192118063">
            <text:p>1.05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8.0">
            <text:p>8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379874639001456">
            <text:p>1.0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239890695041938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018311803919953">
            <text:p>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132767361244313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384719736980816">
            <text:p>1.04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377312951307842">
            <text:p>1.0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20.0">
            <text:p>2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8.0">
            <text:p>8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183486517106557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41721763459391">
            <text:p>1.0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285037974635167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497307727403196">
            <text:p>1.05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47732447929833">
            <text:p>1.05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342505135947975">
            <text:p>1.03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25796199671322">
            <text:p>1.03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387769868351626">
            <text:p>1.0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667912687193">
            <text:p>1.0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7.0">
            <text:p>7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405708709553685">
            <text:p>1.0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378101164276385">
            <text:p>1.04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394735777051771">
            <text:p>1.0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197823477594141">
            <text:p>1.0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57615085613552">
            <text:p>1.06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213657606312458">
            <text:p>1.0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472474063833301">
            <text:p>1.05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344452291365978">
            <text:p>1.03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8.0">
            <text:p>8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381232131395852">
            <text:p>1.04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9.0">
            <text:p>19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503393131240728">
            <text:p>1.05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328467318074022">
            <text:p>1.03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8.0">
            <text:p>8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486853035378947">
            <text:p>1.05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1.0">
            <text:p>11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065432876058529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16606048724932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6.0">
            <text:p>6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310875001475224">
            <text:p>1.03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24349828711903">
            <text:p>1.0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358552757102966">
            <text:p>1.0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191272967137261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9.0">
            <text:p>19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194650317696063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210764915877375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514661356832884">
            <text:p>1.05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177956586515349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144594509855174">
            <text:p>1.0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9.0">
            <text:p>9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326088697902776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121764354929796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9.0">
            <text:p>9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228499795488406">
            <text:p>1.0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9.0">
            <text:p>19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239608379446115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667810734308851">
            <text:p>1.0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11.0">
            <text:p>11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218919653708696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50544362498717">
            <text:p>1.05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587354186129947">
            <text:p>1.06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11.0">
            <text:p>11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352723554148242">
            <text:p>1.04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74848468630392">
            <text:p>1.0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535766069023622">
            <text:p>1.05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97890599622902">
            <text:p>1.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615419480855532">
            <text:p>1.06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83423516042785">
            <text:p>1.08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630671275147492">
            <text:p>1.06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8.0">
            <text:p>8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204507720714349">
            <text:p>1.0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9.0">
            <text:p>19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8.0">
            <text:p>8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513660549509292">
            <text:p>1.05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255568532351296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188640003144656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376864783137352">
            <text:p>1.0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447416601534687">
            <text:p>1.04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6.0">
            <text:p>6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212775367103875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726968898846472">
            <text:p>1.07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539910088090445">
            <text:p>1.05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335375454545368">
            <text:p>1.03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11.0">
            <text:p>11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277751160501611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32456752876148">
            <text:p>1.03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47360645856037">
            <text:p>1.05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290108066519854">
            <text:p>1.0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787355498847127">
            <text:p>1.08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77211134282969">
            <text:p>1.08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1250707980413956">
            <text:p>1.13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782857663607075">
            <text:p>1.08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111880354960455">
            <text:p>1.1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378492381972624">
            <text:p>1.0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759863929943247">
            <text:p>1.08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578137287932838">
            <text:p>1.06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382807375969245">
            <text:p>1.04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362568335857663">
            <text:p>1.0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863157005255537">
            <text:p>1.0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478613991737709">
            <text:p>1.05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8.0">
            <text:p>8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250571531692008">
            <text:p>1.03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8.0">
            <text:p>8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964416305913938">
            <text:p>1.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471283368530568">
            <text:p>1.05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9.0">
            <text:p>19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4441608331619">
            <text:p>1.04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190110309346743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180712462744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564177064492053">
            <text:p>1.06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674171467757447">
            <text:p>1.0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20.0">
            <text:p>2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2.0">
            <text:p>12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35734570113213">
            <text:p>1.0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0.0">
            <text:p>1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419289622869947">
            <text:p>1.0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565761005942909">
            <text:p>1.06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244849197985275">
            <text:p>1.02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502072325393477">
            <text:p>1.05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859235215873393">
            <text:p>1.09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9.0">
            <text:p>19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101544843487109">
            <text:p>1.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12.0">
            <text:p>12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699539101710545">
            <text:p>1.0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9.0">
            <text:p>19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516923687466477">
            <text:p>1.05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545902366417492">
            <text:p>1.05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913419435246805">
            <text:p>1.09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757223848906725">
            <text:p>1.08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114789299385155">
            <text:p>1.1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911782928970177">
            <text:p>1.0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8.0">
            <text:p>8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086024705202081">
            <text:p>1.0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6.0">
            <text:p>6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417072092289312">
            <text:p>1.0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70136152913254">
            <text:p>1.0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1167349264035609">
            <text:p>1.1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8.0">
            <text:p>8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579861423038641">
            <text:p>1.06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1007289339707158">
            <text:p>1.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8.0">
            <text:p>8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672412393229154">
            <text:p>1.0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8.0">
            <text:p>8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909417545389917">
            <text:p>1.0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9.0">
            <text:p>19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510007572746016">
            <text:p>1.05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801614682019822">
            <text:p>1.08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57793012906099">
            <text:p>1.06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1073290345298143">
            <text:p>1.1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1450762714026692">
            <text:p>1.15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8.0">
            <text:p>8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824684149480153">
            <text:p>1.08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351808937090157">
            <text:p>1.0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1018102696945686">
            <text:p>1.1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9.0">
            <text:p>19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2.0">
            <text:p>12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581627016071404">
            <text:p>1.06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6.0">
            <text:p>6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993230275984103">
            <text:p>1.1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733013933947315">
            <text:p>1.0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92911948801444">
            <text:p>1.0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908585314641022">
            <text:p>1.0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218020526004667">
            <text:p>1.0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72466239991807">
            <text:p>1.07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.0">
            <text:p>3</text:p>
          </table:table-cell>
          <table:table-cell office:value-type="float" office:value="8.0">
            <text:p>8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1377804848812432">
            <text:p>1.1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5.0">
            <text:p>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0416495257572629">
            <text:p>1.04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1351139193763504">
            <text:p>1.14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9.0">
            <text:p>19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1222781760326734">
            <text:p>1.12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1815173392131906">
            <text:p>1.18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1897156444055215">
            <text:p>1.19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8.0">
            <text:p>8</text:p>
          </table:table-cell>
          <table:table-cell office:value-type="float" office:value="1.0">
            <text:p>1</text:p>
          </table:table-cell>
          <table:table-cell office:value-type="string" office:string-value="cluster1">
            <text:p>cluster1</text:p>
          </table:table-cell>
          <table:table-cell office:value-type="float" office:value="1.047082938265844">
            <text:p>1.05</text:p>
          </table:table-cell>
        </table:table-row>
        <table:table-row>
          <table:table-cell office:value-type="float" office:value="0.0">
            <text:p>0</text:p>
          </table:table-cell>
          <table:table-cell office:value-type="float" office:value="17.0">
            <text:p>1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  <table:table-cell office:value-type="float" office:value="1.1690984594306708">
            <text:p>1.17</text:p>
          </table:table-cell>
        </table:table-row>
        <table:table-row table:number-rows-repeated="1">
          <table:table-cell table:number-columns-repeated="4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